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320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321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322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323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324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25" style:family="paragraph" style:parent-style-name="Standard">
      <style:text-properties style:font-name="Liberation Serif1" fo:language="it" fo:country="IT" fo:font-weight="normal" officeooo:rsid="02ba5da2" officeooo:paragraph-rsid="02d84f78" style:font-weight-asian="normal" style:font-weight-complex="normal"/>
    </style:style>
    <style:style style:name="P326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327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328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329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330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331" style:family="paragraph" style:parent-style-name="Standard">
      <style:text-properties style:font-name="Liberation Serif1" fo:language="it" fo:country="IT" fo:font-weight="normal" officeooo:rsid="02c6976a" officeooo:paragraph-rsid="02d070aa" style:font-weight-asian="normal" style:font-weight-complex="normal"/>
    </style:style>
    <style:style style:name="P332" style:family="paragraph" style:parent-style-name="Standard">
      <style:text-properties style:font-name="Liberation Serif1" fo:language="it" fo:country="IT" fo:font-weight="normal" officeooo:rsid="02c6976a" officeooo:paragraph-rsid="02d50e60" style:font-weight-asian="normal" style:font-weight-complex="normal"/>
    </style:style>
    <style:style style:name="P333" style:family="paragraph" style:parent-style-name="Standard">
      <style:text-properties style:font-name="Liberation Serif1" fo:language="it" fo:country="IT" fo:font-weight="normal" officeooo:rsid="02c6976a" officeooo:paragraph-rsid="02d6b169" style:font-weight-asian="normal" style:font-weight-complex="normal"/>
    </style:style>
    <style:style style:name="P334" style:family="paragraph" style:parent-style-name="Standard">
      <style:text-properties style:font-name="Liberation Serif1" fo:language="it" fo:country="IT" fo:font-weight="normal" officeooo:rsid="02d070aa" officeooo:paragraph-rsid="02ba5da2" style:font-weight-asian="normal" style:font-weight-complex="normal"/>
    </style:style>
    <style:style style:name="P335" style:family="paragraph" style:parent-style-name="Standard">
      <style:text-properties style:font-name="Liberation Serif1" fo:language="it" fo:country="IT" fo:font-weight="normal" officeooo:rsid="02dab6a0" officeooo:paragraph-rsid="02dab6a0" style:font-weight-asian="normal" style:font-weight-complex="normal"/>
    </style:style>
    <style:style style:name="P336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337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338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339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340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341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342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343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P344" style:family="paragraph" style:parent-style-name="Standard">
      <style:text-properties style:font-name="Liberation Serif1" fo:language="it" fo:country="IT" fo:font-style="normal" fo:font-weight="normal" officeooo:rsid="02ae852c" officeooo:paragraph-rsid="02ae852c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style:font-name="Liberation Serif1" fo:language="it" fo:country="IT" fo:font-weight="normal" officeooo:rsid="02c6976a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T124" style:family="text">
      <style:text-properties officeooo:rsid="0249aa9f"/>
    </style:style>
    <style:style style:name="T125" style:family="text">
      <style:text-properties officeooo:rsid="024a6fb4"/>
    </style:style>
    <style:style style:name="T126" style:family="text">
      <style:text-properties officeooo:rsid="024cecf5"/>
    </style:style>
    <style:style style:name="T127" style:family="text">
      <style:text-properties officeooo:rsid="024d7181"/>
    </style:style>
    <style:style style:name="T128" style:family="text">
      <style:text-properties officeooo:rsid="024deaf4"/>
    </style:style>
    <style:style style:name="T129" style:family="text">
      <style:text-properties officeooo:rsid="0257308f"/>
    </style:style>
    <style:style style:name="T130" style:family="text">
      <style:text-properties officeooo:rsid="0259278b"/>
    </style:style>
    <style:style style:name="T131" style:family="text">
      <style:text-properties officeooo:rsid="025b2ea9"/>
    </style:style>
    <style:style style:name="T132" style:family="text">
      <style:text-properties officeooo:rsid="025e1133"/>
    </style:style>
    <style:style style:name="T133" style:family="text">
      <style:text-properties officeooo:rsid="02609496"/>
    </style:style>
    <style:style style:name="T134" style:family="text">
      <style:text-properties officeooo:rsid="0261ce83"/>
    </style:style>
    <style:style style:name="T135" style:family="text">
      <style:text-properties officeooo:rsid="0265f75a"/>
    </style:style>
    <style:style style:name="T136" style:family="text">
      <style:text-properties officeooo:rsid="0265f9c9"/>
    </style:style>
    <style:style style:name="T137" style:family="text">
      <style:text-properties officeooo:rsid="0269bae8"/>
    </style:style>
    <style:style style:name="T138" style:family="text">
      <style:text-properties officeooo:rsid="026cc83e"/>
    </style:style>
    <style:style style:name="T139" style:family="text">
      <style:text-properties officeooo:rsid="026d015c"/>
    </style:style>
    <style:style style:name="T140" style:family="text">
      <style:text-properties officeooo:rsid="026d9fbb"/>
    </style:style>
    <style:style style:name="T141" style:family="text">
      <style:text-properties officeooo:rsid="026ed22a"/>
    </style:style>
    <style:style style:name="T142" style:family="text">
      <style:text-properties officeooo:rsid="02731c78"/>
    </style:style>
    <style:style style:name="T143" style:family="text">
      <style:text-properties officeooo:rsid="02732dcd"/>
    </style:style>
    <style:style style:name="T144" style:family="text">
      <style:text-properties officeooo:rsid="02797f9d"/>
    </style:style>
    <style:style style:name="T145" style:family="text">
      <style:text-properties officeooo:rsid="027b72f0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style:text-underline-style="solid" style:text-underline-width="auto" style:text-underline-color="font-color" officeooo:rsid="0293ebc8"/>
    </style:style>
    <style:style style:name="T148" style:family="text">
      <style:text-properties style:text-underline-style="solid" style:text-underline-width="auto" style:text-underline-color="font-color" officeooo:rsid="0292a88a"/>
    </style:style>
    <style:style style:name="T149" style:family="text">
      <style:text-properties style:text-underline-style="none"/>
    </style:style>
    <style:style style:name="T150" style:family="text">
      <style:text-properties style:text-underline-style="none" officeooo:rsid="02826b6e"/>
    </style:style>
    <style:style style:name="T151" style:family="text">
      <style:text-properties style:text-underline-style="none" officeooo:rsid="0282a750"/>
    </style:style>
    <style:style style:name="T152" style:family="text">
      <style:text-properties style:text-underline-style="none" officeooo:rsid="028dc898"/>
    </style:style>
    <style:style style:name="T153" style:family="text">
      <style:text-properties style:text-underline-style="none" officeooo:rsid="0293ebc8"/>
    </style:style>
    <style:style style:name="T154" style:family="text">
      <style:text-properties style:text-underline-style="none" officeooo:rsid="0292a88a"/>
    </style:style>
    <style:style style:name="T155" style:family="text">
      <style:text-properties officeooo:rsid="0292a88a"/>
    </style:style>
    <style:style style:name="T156" style:family="text">
      <style:text-properties officeooo:rsid="029de6e6"/>
    </style:style>
    <style:style style:name="T157" style:family="text">
      <style:text-properties officeooo:rsid="02a9c2fd"/>
    </style:style>
    <style:style style:name="T158" style:family="text">
      <style:text-properties officeooo:rsid="02ac3e09"/>
    </style:style>
    <style:style style:name="T159" style:family="text">
      <style:text-properties officeooo:rsid="02bca265"/>
    </style:style>
    <style:style style:name="T160" style:family="text">
      <style:text-properties officeooo:rsid="02c6976a"/>
    </style:style>
    <style:style style:name="T161" style:family="text">
      <style:text-properties style:text-position="super 58%" officeooo:rsid="02c5078d"/>
    </style:style>
    <style:style style:name="T162" style:family="text">
      <style:text-properties style:text-position="super 58%" officeooo:rsid="02c6976a"/>
    </style:style>
    <style:style style:name="T163" style:family="text">
      <style:text-properties style:text-position="super 58%" officeooo:rsid="02ce9127"/>
    </style:style>
    <style:style style:name="T164" style:family="text">
      <style:text-properties style:text-position="super 58%" officeooo:rsid="02d50e60"/>
    </style:style>
    <style:style style:name="T165" style:family="text">
      <style:text-properties style:text-position="super 58%" officeooo:rsid="02dab6a0"/>
    </style:style>
    <style:style style:name="T166" style:family="text">
      <style:text-properties officeooo:rsid="02cdf261"/>
    </style:style>
    <style:style style:name="T167" style:family="text">
      <style:text-properties officeooo:rsid="02ce6803"/>
    </style:style>
    <style:style style:name="T168" style:family="text">
      <style:text-properties officeooo:rsid="02d070aa"/>
    </style:style>
    <style:style style:name="T169" style:family="text">
      <style:text-properties officeooo:rsid="02d43b73"/>
    </style:style>
    <style:style style:name="T170" style:family="text">
      <style:text-properties officeooo:rsid="02d6b169"/>
    </style:style>
    <style:style style:name="T171" style:family="text">
      <style:text-properties officeooo:rsid="02d84f78"/>
    </style:style>
    <style:style style:name="T172" style:family="text">
      <style:text-properties officeooo:rsid="02dab6a0"/>
    </style:style>
    <style:style style:name="T173" style:family="text">
      <style:text-properties officeooo:rsid="02dba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3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2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5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5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5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5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1">1.28</text:span><text:span text:style-name="T112">0.</text:span><text:span text:style-name="T136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3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3">1</text:span><text:span text:style-name="T134">0</text:span><text:span text:style-name="T133">.</text:span><text:span text:style-name="T108">0</text:span><text:span text:style-name="T133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30">0</text:span><text:span text:style-name="T131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1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29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4">l’associazione svolgere viene eliminata, importando ruolo in personale</text:span></text:p>
      <text:p text:style-name="P41">- <text:span text:style-name="T115">l’associazione </text:span><text:span text:style-name="T119">scelta</text:span><text:span text:style-name="T115"> viene eliminata, importando codiceSedile in biglietto</text:span></text:p>
      <text:p text:style-name="P41">- <text:span text:style-name="T116">l’associazione servizio viene eliminata, importando classe in posto</text:span></text:p>
      <text:p text:style-name="P42">- <text:span text:style-name="T117">l’associazione partenza viene eliminata, importando partenza in volo</text:span><text:span text:style-name="T109"/></text:p>
      <text:p text:style-name="P42">- <text:span text:style-name="T117">l’associazione </text:span><text:span text:style-name="T118">destinazione </text:span><text:span text:style-name="T117">viene eliminata, importando destinazione in volo</text:span></text:p>
      <text:p text:style-name="P42">- <text:span text:style-name="T120">l’associazione lavoratore viene reificata, importando codiceVolo da volo, e personaleCF da personale</text:span></text:p>
      <text:p text:style-name="P42">- <text:span text:style-name="T121">l’associazione prenotazione viene eliminata, importando passeggeroCF in biglietto</text:span></text:p>
      <text:p text:style-name="P42">- <text:span text:style-name="T122">l’associazione riferimento viene eliminata, importando codiceVolo in biglietto</text:span></text:p>
      <text:p text:style-name="P42">- <text:span text:style-name="T123">l’associazione assemblaggio viene eliminata, importando produttore in modello</text:span></text:p>
      <text:p text:style-name="P42">- <text:span text:style-name="T124">l’associazione tipologia viene eliminata, importando produttore e modello in aeroplano</text:span></text:p>
      <text:p text:style-name="P42">- <text:span text:style-name="T125">l’associazione effettuazione viene eliminata, importando produttore, modello, codiceAeroplano in volo</text:span></text:p>
      <text:p text:style-name="P42">- <text:span text:style-name="T126">l’associazione presenza viene eliminata, importando codiceSedile in posto</text:span></text:p>
      <text:p text:style-name="P42">- <text:span text:style-name="T127">l’associazione disponibile viene eliminata, importando produttore e modello in posto</text:span></text:p>
      <text:p text:style-name="P42">- <text:span text:style-name="T128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8">per velocizzare il calcolo dei profitti medi</text:span>. <text:span text:style-name="T137">Segue un analisi delle operazioni </text:span><text:span text:style-name="T139">6 e 10 </text:span><text:span text:style-name="T137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40">cioè 430.000 operazioni al </text:span><text:span text:style-name="T141">giorno</text:span></text:p>
      <text:p text:style-name="P47">10: <text:span text:style-name="T140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5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5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5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2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6">14</text:span><text:span text:style-name="T112">.</text:span><text:span text:style-name="T136">000</text:span> al <text:span text:style-name="T156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3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4">2</text:span><text:span text:style-name="T145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6">codiceICAO</text:span><text:span text:style-name="T149">, </text:span><text:span text:style-name="T150">codiceIATA, </text:span><text:span text:style-name="T151">stato, città</text:span>)</text:p>
      <text:p text:style-name="P57">UNIQUE(codiceIATA)</text:p>
      <text:p text:style-name="P52">volo(<text:span text:style-name="T146">codiceVolo</text:span><text:span text:style-name="T149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6">personaleCF</text:span><text:span text:style-name="T149">: personale, </text:span><text:span text:style-name="T146">codiceVolo</text:span><text:span text:style-name="T149">: volo</text:span>)</text:p>
      <text:p text:style-name="P54">personale(nome, cognome, <text:span text:style-name="T146">codiceFiscale</text:span><text:span text:style-name="T149">, dataNascita, dataAssunzione, ruolo: ruolo</text:span>)</text:p>
      <text:p text:style-name="P55">ruolo(<text:span text:style-name="T146">nomeRuolo</text:span><text:span text:style-name="T149">, descrizione</text:span>)</text:p>
      <text:p text:style-name="P56">biglietto(<text:span text:style-name="T146">codiceVolo</text:span><text:span text:style-name="T149">: volo, </text:span><text:span text:style-name="T146">passeggeroCF</text:span><text:span text:style-name="T149">: passeggero, codiceSedile: sedile, costoTotale</text:span>)</text:p>
      <text:p text:style-name="P59">passeggero(nome, cognome, <text:span text:style-name="T146">codiceFiscale</text:span><text:span text:style-name="T149">, email, password</text:span>)</text:p>
      <text:p text:style-name="P60">sedile(<text:span text:style-name="T146">codice</text:span>)</text:p>
      <text:p text:style-name="P60">posto(<text:span text:style-name="T149">(</text:span><text:span text:style-name="T146">produttore</text:span><text:span text:style-name="T149">, </text:span><text:span text:style-name="T146">modello</text:span><text:span text:style-name="T149">): modello, </text:span><text:span text:style-name="T146">codiceSedile</text:span><text:span text:style-name="T149">: sedile, sovrapprezzo*, </text:span><text:span text:style-name="T152">classe: classe</text:span>)</text:p>
      <text:p text:style-name="P61">modello(<text:span text:style-name="T146">produttore</text:span><text:span text:style-name="T149">: produttore, </text:span><text:span text:style-name="T146">nome</text:span><text:span text:style-name="T149">, descrizione</text:span>)</text:p>
      <text:p text:style-name="P62">produttore(<text:span text:style-name="T146">nome</text:span><text:span text:style-name="T149">, descrizione</text:span>)</text:p>
      <text:p text:style-name="P63">classe(<text:span text:style-name="T146">nome</text:span><text:span text:style-name="T149">, descrizione</text:span>)</text:p>
      <text:p text:style-name="P64">aeroplano((<text:span text:style-name="T146">produttore</text:span><text:span text:style-name="T149">, </text:span><text:span text:style-name="T146">modello</text:span>)<text:span text:style-name="T149">: modello, </text:span><text:span text:style-name="T147">codiceSeriale</text:span><text:span text:style-name="T153">, noleggio</text:span>)</text:p>
      <text:p text:style-name="P65">raggruppamento(<text:span text:style-name="T155">(</text:span><text:span text:style-name="T148">produttore</text:span><text:span text:style-name="T154">, </text:span><text:span text:style-name="T148">modello</text:span><text:span text:style-name="T155">)</text:span><text:span text:style-name="T154">: modello, </text:span><text:span text:style-name="T146">classe</text:span><text:span text:style-name="T149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8">l’attributo</text:span> email <text:span text:style-name="T158">in passeggero, </text:span>una chiave secondaria, cambiamento necessario per permettere di accedere all’applicativo con l’email <text:span text:style-name="T157">e la password</text:span>.</text:p>
      <text:p text:style-name="P116">Traduzione delle operazioni in query SQL</text:p>
      <text:p text:style-name="P50"/>
      <text:p text:style-name="P50"/>
      <text:p text:style-name="P336">01 – inserimento di un nuovo volo</text:p>
      <text:p text:style-name="P319"/>
      <text:p text:style-name="P321">L’attributo codiceVolo è un codice numerico con la proprietà auto_increment, quindi viene incrementato automaticamente per essere univoco per ogni nuova <text:span text:style-name="T160">tupla</text:span>.</text:p>
      <text:p text:style-name="P319"/>
      <text:p text:style-name="P344">INSERT INTO VOLO (codiceVolo, dataPartenza, oraPartenza, partenza, destinazione, dataArrivo, oraArrivo, produttore, modello, codiceAeroplano) </text:p>
      <text:p text:style-name="P344">VALUES (null, ?, ?, ?, ?, ?, ?, ?, ?, ?);</text:p>
      <text:p text:style-name="P320"/>
      <text:p text:style-name="P327">Per inserire un nuovo volo potrebbe essere necessario aggiungere nuovi aeroporti al database. Ciò può essere ottenuto come segue:</text:p>
      <text:p text:style-name="P327"/>
      <text:p text:style-name="P327">INSERT INTO AEROPORTO(codiceICAO, codiceIATA, stato, città)</text:p>
      <text:p text:style-name="P327">VALUES (?, ?, ?, ?)</text:p>
      <text:p text:style-name="P320"/>
      <text:p text:style-name="P320"/>
      <text:p text:style-name="P337">02 – cancellazione di un volo</text:p>
      <text:p text:style-name="P322"/>
      <text:p text:style-name="P323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322"/>
      <text:p text:style-name="P322">DELETE FROM VOLO</text:p>
      <text:p text:style-name="P322">WHERE codiceVolo = ?</text:p>
      <text:p text:style-name="P322"/>
      <text:p text:style-name="P322"/>
      <text:p text:style-name="P338">03 – aggiungere nuovo personale di bordo</text:p>
      <text:p text:style-name="P338"><text:span text:style-name="T44"/></text:p>
      <text:p text:style-name="P338"><text:span text:style-name="T44">INSERT INTO PERSONALE (nome, cognome, codiceFiscale, dataNascita, dataAssunzione, ruolo)</text:span></text:p>
      <text:p text:style-name="P338"><text:span text:style-name="T44">VALUES (?, ?, ?, ?, ?, ?)</text:span></text:p>
      <text:p text:style-name="P338"><text:span text:style-name="T44"/></text:p>
      <text:p text:style-name="P338"><text:span text:style-name="T44"/></text:p>
      <text:p text:style-name="P339">04 – assegnare il personale di bordo ad uno specifico volo</text:p>
      <text:p text:style-name="P339"><text:span text:style-name="T44"/></text:p>
      <text:p text:style-name="P339"><text:span text:style-name="T44">INSERT INTO LAVORATORE (personaleCF, codiceVolo)</text:span></text:p>
      <text:p text:style-name="P339"><text:span text:style-name="T44">VALUES (?, ?)</text:span></text:p>
      <text:p text:style-name="P339"><text:span text:style-name="T44"/></text:p>
      <text:p text:style-name="P339"><text:span text:style-name="T44"/></text:p>
      <text:p text:style-name="P340">05 – aggiungere nuovi aeroplani</text:p>
      <text:p text:style-name="P340"><text:span text:style-name="T44"/></text:p>
      <text:p text:style-name="P340"><text:span text:style-name="T44">INSERT INTO AEROPLANO (produttore, modello, codiceSeriale, noleggio)</text:span></text:p>
      <text:p text:style-name="P341"><text:span text:style-name="T44">VALUES (?, ?)</text:span></text:p>
      <text:p text:style-name="P341"><text:span text:style-name="T44"/></text:p>
      <text:p text:style-name="P343"><text:soft-page-break/><text:span text:style-name="T44">Per aggiungere nuovi aeroplani può essere necessario aggiungere nuovi modelli, ed eventualmente anche nuovi produttori. Per tali operazioni si può procedere rispettivamente come segue:</text:span></text:p>
      <text:p text:style-name="P328"/>
      <text:p text:style-name="P328">INSERT INTO MODELLO (produttore, nome, descrizione)</text:p>
      <text:p text:style-name="P328">VALUES (?, ?, ?)</text:p>
      <text:p text:style-name="P328"/>
      <text:p text:style-name="P329">INSERT INTO PRODUTTORE (nome, descrizione)</text:p>
      <text:p text:style-name="P329">VALUES (?, ?)</text:p>
      <text:p text:style-name="P328"/>
      <text:p text:style-name="P328"/>
      <text:p text:style-name="P342">06 - visualizzare il profitto medio per una data tratta in un dato periodo</text:p>
      <text:p text:style-name="P324"/>
      <text:p text:style-name="P326"><text:span text:style-name="T159">SELECT</text:span> <text:span text:style-name="T159">AVG</text:span>(<text:span text:style-name="T159">B1</text:span>.<text:span text:style-name="T159">profittiPerVolo</text:span>)</text:p>
      <text:p text:style-name="P326"><text:span text:style-name="T159">FROM</text:span> (</text:p>
      <text:p text:style-name="P326"><text:tab/><text:span text:style-name="T159">SELECT SUM </text:span>(B.costoTotale) </text:p>
      <text:p text:style-name="P326"><text:tab/><text:span text:style-name="T159">FROM</text:span> VOLO V, BIGLIETTO B</text:p>
      <text:p text:style-name="P326"><text:tab/><text:span text:style-name="T159">WHERE</text:span> V.codiceVolo = B.codiceVolo </text:p>
      <text:p text:style-name="P326"><text:tab/><text:span text:style-name="T159">AND</text:span> (partenza = ?<text:span text:style-name="T161">1</text:span> and destinazione = ?<text:span text:style-name="T161">2</text:span> or partenza = ?<text:span text:style-name="T161">2</text:span> and destinazione = ?<text:span text:style-name="T161">1</text:span>)</text:p>
      <text:p text:style-name="P326"><text:tab/><text:span text:style-name="T159">AND </text:span>(dataPartenza between ?<text:span text:style-name="T161">3</text:span> and ?<text:span text:style-name="T162">4</text:span>)</text:p>
      <text:p text:style-name="P326"><text:tab/><text:span text:style-name="T167">GROUP BY</text:span> V.codiceVolo ) as B1(profittiPerVolo);</text:p>
      <text:p text:style-name="P324"/>
      <text:p text:style-name="P330">Segue una lista che spiega che valore inserire al posto di ogni punto interrogativo:</text:p>
      <text:p text:style-name="P330">1. aeroporto di partenza della tratta ricercata</text:p>
      <text:p text:style-name="P330">2. aeroporto di destinazione della tratta ricercata</text:p>
      <text:p text:style-name="P330">3. data di inizio del periodo di ricerca</text:p>
      <text:p text:style-name="P330">4. data di fine del periodo di ricerca</text:p>
      <text:p text:style-name="P324"/>
      <text:p text:style-name="P324"/>
      <text:p text:style-name="P342">07 - visualizzare le tratte più trafficate in un dato periodo</text:p>
      <text:p text:style-name="P324"/>
      <text:p text:style-name="P324"><text:span text:style-name="T166">SELECT</text:span> TRATTE.partenza, TRATTE.destinazione, count(*)</text:p>
      <text:p text:style-name="P324"><text:span text:style-name="T167">FROM</text:span> (<text:span text:style-name="T167">SELECT </text:span>V.partenza <text:span text:style-name="T167">as</text:span> partenza, V.destinazione <text:span text:style-name="T167">as</text:span> destinazione</text:p>
      <text:p text:style-name="P324"><text:tab/><text:span text:style-name="T167">FROM </text:span>VOLO V</text:p>
      <text:p text:style-name="P324"><text:tab/><text:span text:style-name="T167">WHERE</text:span> dataPartenza <text:span text:style-name="T167">between</text:span> ?<text:span text:style-name="T163">1</text:span> and ?<text:span text:style-name="T163">2</text:span></text:p>
      <text:p text:style-name="P324"><text:tab/>and partenza &lt; destinazione</text:p>
      <text:p text:style-name="P324"><text:tab/><text:span text:style-name="T167">UNION ALL</text:span></text:p>
      <text:p text:style-name="P324"><text:tab/><text:span text:style-name="T167">SELECT</text:span> V.destinazione as partenza, V.partenza as destinazione</text:p>
      <text:p text:style-name="P324"><text:tab/><text:span text:style-name="T167">FROM</text:span> VOLO V</text:p>
      <text:p text:style-name="P324"><text:tab/><text:span text:style-name="T167">WHERE</text:span> (dataPartenza between ?<text:span text:style-name="T163">1</text:span> and ?<text:span text:style-name="T163">2</text:span>)</text:p>
      <text:p text:style-name="P324"><text:tab/>and partenza &gt; destinazione) as TRATTE(partenza, destinazione)</text:p>
      <text:p text:style-name="P325"><text:span text:style-name="T167">GROUP BY</text:span> TRATTE.partenza, TRATTE.destinazione</text:p>
      <text:p text:style-name="P325"><text:span text:style-name="T171">ORDER BY count(*) desc</text:span>;</text:p>
      <text:p text:style-name="P334"/>
      <text:p text:style-name="P331">Segue una lista che spiega che valore inserire al posto di ogni punto interrogativo:</text:p>
      <text:p text:style-name="P331">1. <text:span text:style-name="T168">data di inizio del periodo di ricerca</text:span></text:p>
      <text:p text:style-name="P331">2. <text:span text:style-name="T168">data di fine del periodo di ricerca</text:span></text:p>
      <text:p text:style-name="P331"/>
      <text:p text:style-name="P342"><text:soft-page-break/>08 - iscriversi all’applicativo</text:p>
      <text:p text:style-name="P342"><text:span text:style-name="T44"/></text:p>
      <text:p text:style-name="P342"><text:span text:style-name="T44">INSERT INTO PASSEGGERO (nome, cognome, codiceFiscale, email, password)</text:span></text:p>
      <text:p text:style-name="P342"><text:span text:style-name="T44">VALUES (?, ?, ?, ?, ?)</text:span></text:p>
      <text:p text:style-name="P342"><text:span text:style-name="T44"/></text:p>
      <text:p text:style-name="P342">09 - ricerca di un volo, specificando data e tratta</text:p>
      <text:p text:style-name="P324"/>
      <text:p text:style-name="P324"><text:span text:style-name="T169">SELECT</text:span> V.codiceVolo, V.dataPartenza, V.oraPartenza, V.dataArrivo, V.oraArrivo, P.codiceIATA, P.stato, P.città, D.codiceIATA, D.stato, D.città, V.produttore, V.modello</text:p>
      <text:p text:style-name="P324"><text:span text:style-name="T169">FROM</text:span> VOLO V, AEROPORTO P, AEROPORTO D</text:p>
      <text:p text:style-name="P324"><text:span text:style-name="T169">WHERE</text:span> V.partenza = P.codiceICAO and V.destinazione = D.codiceICAO</text:p>
      <text:p text:style-name="P324">and dataPartenza = ?<text:span text:style-name="T164">1</text:span> </text:p>
      <text:p text:style-name="P324">and P.codiceIATA = ?<text:span text:style-name="T164">2</text:span> and D.codiceIATA = ?<text:span text:style-name="T164">3</text:span></text:p>
      <text:p text:style-name="P324"/>
      <text:p text:style-name="P332">Segue una lista che spiega che valore inserire al posto di ogni punto interrogativo:</text:p>
      <text:p text:style-name="P332">1. <text:span text:style-name="T168">data </text:span><text:span text:style-name="T170">in cui ricercare il biglietto</text:span></text:p>
      <text:p text:style-name="P333">2. <text:span text:style-name="T170">codice IATA dell’aeroporto di partenza</text:span><text:span text:style-name="T110"/></text:p>
      <text:p text:style-name="P333"><text:span text:style-name="T170">3</text:span>. <text:span text:style-name="T170">codice IATA dell’aeroporto di destinazione</text:span></text:p>
      <text:p text:style-name="P332"/>
      <text:p text:style-name="P342">10 - acquistare un biglietto per tale volo</text:p>
      <text:p text:style-name="P342">11 - visualizzare lista dei biglietti acquistati</text:p>
      <text:p text:style-name="P322"/>
      <text:p text:style-name="P322"><text:span text:style-name="T172">SELECT</text:span> P.nome, P.cognome, P.codiceFiscale, AP.codiceIATA, AP.stato, AP.città, AD.codiceIATA, AD.stato, AD.città, V.destinazione, V.dataPartenza, V.oraPartenza, V.dataArrivo, V.oraArrivo, B.codiceSedile, PO.classe, B.costoTotale</text:p>
      <text:p text:style-name="P322"><text:span text:style-name="T172">FROM </text:span>PASSEGGERO P, BIGLIETTO B, VOLO V, AEROPORTO AP, AEROPORTO AD, POSTO PO</text:p>
      <text:p text:style-name="P322"><text:span text:style-name="T172">WHERE</text:span> P.codiceFiscale = B.passeggeroCF </text:p>
      <text:p text:style-name="P322">and B.codiceVolo = V.codiceVolo </text:p>
      <text:p text:style-name="P322">and AP.codiceICAO = V.partenza and AD.codiceICAO = V.destinazione </text:p>
      <text:p text:style-name="P322">and PO.produttore = V.produttore and PO.modello = V.modello and PO.codiceSedile = B.codiceSedile</text:p>
      <text:p text:style-name="P322">and P.codiceFiscale = ?<text:span text:style-name="T165">1</text:span>;</text:p>
      <text:p text:style-name="P322"/>
      <text:p text:style-name="P335">Segue una lista che spiega che valore inserire al posto di ogni punto interrogativo:</text:p>
      <text:p text:style-name="P335">1. codiceFiscale del passeggero <text:span text:style-name="T173">di cui si vogliono visualizzare i bigliett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5:30:09.954348964</dc:date>
    <meta:editing-duration>P2DT15H25M44S</meta:editing-duration>
    <meta:editing-cycles>592</meta:editing-cycles>
    <meta:print-date>2024-03-23T15:55:12.632544733</meta:print-date>
    <meta:printed-by>PDF files</meta:printed-by>
    <meta:document-statistic meta:table-count="17" meta:image-count="8" meta:object-count="0" meta:page-count="21" meta:paragraph-count="640" meta:word-count="3083" meta:character-count="20244" meta:non-whitespace-character-count="17764"/>
  </office:meta>
</office:document-meta>
</file>